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0% 100%" style:text-underline-style="solid" style:text-underline-width="auto" style:text-underline-color="font-color"/>
    </style:style>
    <style:style style:name="T7" style:family="text">
      <style:text-properties style:text-line-through-style="none" style:text-position="0% 100%" style:text-underline-style="none"/>
    </style:style>
    <style:style style:name="T8" style:family="text">
      <style:text-properties style:text-line-through-style="none" style:text-position="0% 100%" style:font-name="Times New Roman1" style:text-underline-style="none"/>
    </style:style>
    <style:style style:name="T9" style:family="text">
      <style:text-properties style:text-line-through-style="none" style:text-position="0% 100%" style:font-name="Times New Roman" style:text-underline-style="none"/>
    </style:style>
    <style:style style:name="T10" style:family="text">
      <style:text-properties style:text-line-through-style="none"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anniversary of my 25<text:span text:style-name="T2">th</text:span><text:span text:style-name="T3"> year's/</text:span></text:p>
      <text:p text:style-name="P8"><text:span text:style-name="T3">of</text:span><text:span text:style-name="T5"> ministry./</text:span></text:p>
      <text:p text:style-name="P8"><text:span text:style-name="T5"/></text:p>
      <text:p text:style-name="P9"><text:span text:style-name="T5">[Page 1]</text:span></text:p>
      <text:p text:style-name="P9"><text:span text:style-name="T5">Dear Brothers and sisters in faith! <text:s/>I really believed, that/ when this year and this Sabbath arrived, what I had to relate,/ might have taxed your patience to listen to, so much/ and so varied in character, I imagined it would have been./ <text:s/>But several times, during the last few days, I tried to centre/ my mind upon the subject of the 25</text:span><text:span text:style-name="T10">th</text:span><text:span text:style-name="T5"> anniversary of/ my first entering your Sanctuary to act therein as a ser-/-vant of God, and after searching into the past, I dis-/-covered nothing remarkably noteworthy on which I might/ with appropriateness dwell. <text:s/>You bore with me, when/ I was more imperfect than I am now, and I, did my/ utmost to overcome difficulties, and to meet with the/ approval of you all, while satisfying my conscience./ <text:s/>I cannot claim that my efforts were always successful./ <text:s/>On the contrary; I have had often cause to lament my/ shortcomings. <text:s/>Often have I been distressed at the thought/ that you could perhaps have placed </text:span><text:span text:style-name="T3">of</text:span><text:span text:style-name="T5"> at the head of your/ venerable Congregation, a person whose qualifications/ might perhaps have drawn to this Synagogue a/ larger number of worshippers[sic!], and proved advantageous/</text:span></text:p>
      <text:p text:style-name="P9"><text:span text:style-name="T5"/></text:p>
      <text:p text:style-name="P9"><text:span text:style-name="T5">[Page 2]</text:span></text:p>
      <text:p text:style-name="P9"><text:span text:style-name="T5">from a temporal as well as a spiritual point of view./ <text:s/>Your President, the first among my American coreligionists/ whom I saw, when arrived in your city; the brother Israelite/ with whom I have had, </text:span><text:soft-page-break/><text:span text:style-name="T5">from that day to the present, inti-/mate official relations, can testify, that the fear of being/ unequal to my undertaking and your requirements, impel/-led me more than once to form a resolution, which he for-/-cibly urged me to recall, offering encouragement under/ depressing circumstances. <text:s/>But now that I have spent/ my best years among you; now that, like the great teacher/ in our ancient Commonwealth, I may say "I have become old/ and gray, and my children, behold! they are with you, and/ I have walked before you, from my youth even until this/ day", now, let me hope that I have succeeded in securing/ a reciprocation of the feelings I experience for all the Hebrews,/ whose lot has been cast in this favored land, but specially/ for those who deemed me fit to be entrusted with a holy/ ministration. <text:s/>Let me hope, I say, that the assurance/ of being well thought of by many, will reconcile me to/ the idea of ending my life, while officiating at this sacred/ desk. <text:s/>Understand, dear hearers! <text:s/>I do not speak so, be-/cause I have conceived of late an aversion for my calling./</text:span></text:p>
      <text:p text:style-name="P9"><text:span text:style-name="T5"/></text:p>
      <text:p text:style-name="P9"><text:span text:style-name="T5">[Page 3]</text:span></text:p>
      <text:p text:style-name="P9"><text:span text:style-name="T5">No: it is that to which a sainted mother destined me;/ and I have learnt none other. <text:s/>But I mean that relying on/ the sentiments I have inspired, I may hereafter be more at/ ease; that I may let your broad kindliness bear the weight/ of my imperfections. <text:s/>For, the comparatively few, among/ my senior coevals who have been Providentially kept alive,/ during the last quarter of a century, and whom I delight still/ to greet in the Sanctuary of our Lord, will remember with/ what trepidation I ascended the pulpit just vacated by/ a divine, whose labors in the fields of Judaism, had won/ for him great renown. <text:s/>They can tell that it was not/ assumed modesty, common among aspirants after a/ public office, which prompted me to declare myself un-/-prepared to come up to the expectations of my constituents./ <text:s/>I was then very indifferently acquainted with the language,/ in which I ventured to address an English-speaking/ people. <text:s/>And though in exerting myself to discharge accept/-ably, the duties attending my station, I have acquired </text:span><text:span text:style-name="T3">to</text:span><text:span text:style-name="T5">/ in some degree the facility to impart religious knowledge, yet,/ my natural timidity has clung to me tenaciously./</text:span></text:p>
      <text:p text:style-name="P9"><text:span text:style-name="T5"/></text:p>
      <text:p text:style-name="P9"><text:span text:style-name="T5">[Page 4]</text:span></text:p>
      <text:p text:style-name="P9"><text:span text:style-name="T5">And that by itself may justly be viewed as a defeat/ in an individual called upon to lead multitudes. <text:s/>Indeed,/ were it not that I confidently trust in your affection, I/ would even after 25 years, during which a new generation/ arose who know me thoroughly, I would this very Sabbath/ crave for the continuance of your indulgence on that score./ <text:s/>But depending, as I do, on your attachment, I ask neverthe-/-less, for no undue consideration. <text:s/>I would not designedly/ place myself as an impediment against your following a/ way, where I could not honestly go. <text:s/>Think me not so/ unpardonably selfish. <text:s/>But if you are willing to adhere/ to the traditions and time-honored practices, if, to say it/ with Jeremiah, you will heed and inquire for the old paths,/ where lies the right-course, for us, a missionary people to/ pursue, and will walk therein, then I may hazard to/ assert that my defect will not be felt by you as an/ injury. <text:s/>For, however painfully my reservedness may/ affect me personally, I did not yet, nor will I ever/ allow it to be detrimental to the interests of our sacred/ cause. <text:s/>The past may be a guarantee for the future. <text:s/>For,/ when silence and retirement conflicted with my duty, I inva-/-riably compelled myself to stand forth and boldly to speak./</text:span></text:p>
      <text:p text:style-name="P9"><text:span text:style-name="T5"/></text:p>
      <text:p text:style-name="P9"><text:span text:style-name="T5">[Page 5]</text:span></text:p>
      <text:p text:style-name="P9"><text:span text:style-name="T5">And I shall not let any occasion arise, on which the/ tongue or the pen must be used fearlessly, without endea-/-vouring to be equal to the emergency. <text:s/>Possibly, my zeal/ may be apt to lead my judgment astray, and by reason/ of that I may already have been unfortunate to offer offence,/ when I simply sought to fulfil[sic!] solemn obligations./ <text:s/>Brothers and sisters! <text:s/>If this tardy disavowal of any desire/ purposely to inflict pain, will suffice, I </text:span><text:span text:style-name="T3">will</text:span><text:span text:style-name="T5"> make it now/ freely and openly. <text:s/>But it is, of course, beyond human/ powers never to be misunderstood, never to be misguided./ <text:s/>I will cite as an illustration an incident somewhat curious,/ but to me grievous. <text:s/>Some years ago, being at a lodge/ of a Jewish order, a </text:span><text:soft-page-break/><text:span text:style-name="T5">fellow-Israelite who sat himself next/ to me, addressed me in this manner. <text:s/>"Do you </text:span><text:span text:style-name="T3">kn</text:span><text:span text:style-name="T5"> remember,/ Sir, that you once insulted me grossly?" <text:s/>I was startled,/ for the man was an utter stranger. <text:s/>I asked how I could ever/ have been guilty of what he imputed to me, since I did not/ know him even by sight. <text:s/>He answered; That he was/ visiting a house of mourning, where I officiated, and as/ he came forward to speak to a member of the family then/</text:span></text:p>
      <text:p text:style-name="P9"><text:span text:style-name="T5"/></text:p>
      <text:p text:style-name="P9"><text:span text:style-name="T5">[Page 6]</text:span></text:p>
      <text:p text:style-name="P9"><text:span text:style-name="T5">in affliction, I motioned him back. <text:s/>All arguments,/ all representations, could not convince him who bore me/ ill-will that he must be laboring under an error, that the/ charge brought against me was unmerited. <text:s/>He persisted/ in his opinion that I had deliberately treated him with indi-/-gnity. <text:s/>And yet after mature reflection, I surmised/ that my accuser might have been right in part, though/ certainly wrong in his impression. <text:s/>As, when the occurrence,/ to which he alluded took place, he was, by his own ad-/-mission, a </text:span><text:span text:style-name="T3">foreign</text:span><text:span text:style-name="T5"> stranger just arrived in this country, and con-/-sequently ignorant of its habits and usages, he may have/ tried to converse with some of the mourners, while I was/ reading the prayers, and I may have meant by my sign,/ to request that he would wait till </text:span><text:span text:style-name="T3">I had concluded</text:span><text:span text:style-name="T5"> the/ service had been concluded. <text:s/>Now, that instance of mis-/-apprehension, may not, very likely, be a solitary one./ <text:s/>Notwithstanding my keen sense of what is due from a/ teacher in Israel,--permit me so to speak--, to all/ his coreligionists. <text:s/>Notwithstanding that my nature and/ my holy office have prescribed for me a rule to which/ I have essayed to hold fast, namely, to show no in-/-vidious distinction between the foreigner and the native,/</text:span></text:p>
      <text:p text:style-name="P9"><text:span text:style-name="T5"/></text:p>
      <text:p text:style-name="P9"><text:span text:style-name="T5">[Page 7]</text:span></text:p>
      <text:p text:style-name="P9"><text:span text:style-name="T5">the lowliest and the high-stationed, but to be seen in the/ hovel of the poor </text:span><text:span text:style-name="T3">and in</text:span><text:span text:style-name="T5"> as well as in the mansion of the rich, to welcome/ all in the Sanctuary of our Lord, to offer them all a word/ of comfort in sorrow, and to enhance their joy by praying my/ Divine Master for its duration; notwithstanding that I/ would rather be publicly contemned ten times, than shame or/ harm the least of my fellow-mortals once, still, during/ so many long years, an unguarded expression may have/ escaped my lips, an impassive gesture may have drawn/ upon me the displeasure of brethren whose good-will I/ prize. <text:s/>This I would regret, and I trust, that if it exists, it will be removed on the/ Sabbath, which forms an epoch in the history of the Mickve/ Israel Congregation. <text:s/>For that respectable body of American/ Hebrews organized already very nearly a century, sees for the/ first time its spiritual leader celebrate the 25</text:span><text:span text:style-name="T10">th</text:span><text:span text:style-name="T5"> anniversary of/ his ministerial connection therewith. <text:s/>I am the Hazan who uninterruptedly stood before it that whole period. <text:s/>My immediate pre-/-decessor remained with it only only till the 21</text:span><text:span text:style-name="T10">t</text:span><text:span text:style-name="T5"> year of his incum-/-bency was nearly completed, and all others served a much/ shorter term. <text:s/>Yet, it is not by the length of time/ that the relations between the shepherd and his flock must/ be measured. <text:s/>I claim nothing at your hands, because/ of the sheer circumstance of having stood before you a quarter of/ a century./</text:span></text:p>
      <text:p text:style-name="P9"><text:span text:style-name="T5"/></text:p>
      <text:p text:style-name="P9"><text:span text:style-name="T5">[Page 8]</text:span></text:p>
      <text:p text:style-name="P9"><text:span text:style-name="T5">I might now celebrate the </text:span><text:span text:style-name="T6">golden</text:span><text:span text:style-name="T7"> </text:span><text:span text:style-name="T4">anniversary</text:span><text:span text:style-name="T7"> so to say, instead of/ the </text:span><text:span text:style-name="T6">silver</text:span><text:span text:style-name="T7"> anniversary of my alliance </text:span><text:span text:style-name="T4">I made</text:span><text:span text:style-name="T7"> with my constituents. <text:s/>What/ if looking back we discovered naught but a blank?/ <text:s/>What, if I had merely kept </text:span><text:span text:style-name="T4">merely</text:span><text:span text:style-name="T7"> the letter of a written/ contract, whose demands on the exertions of the Hazan/ are indeed very light; and you had adhered to your/ part of the same contract, by paying me a stipulated/ sum for </text:span><text:span text:style-name="T4">the</text:span><text:span text:style-name="T7"> reading the prayers "according to the custom/ of the Portuguese Jews" on Sabbaths and Holidays, and/ for being allowed, on some extraordinary occasion, to deli-/-ver, </text:span><text:span text:style-name="T4">I</text:span><text:span text:style-name="T7"> if I chose, an English discourse? <text:s/>The/ scaled document would have insured me against a/ summary discharge, and you could not have dared to/ find fault with my rolling in idleness. <text:s/>Let me/ then congratulate myself this day, that I have not/ cared a little about paper agreements,--save so/ far as they apply to rules, whereunto I have affixed/ my signature, and which I am in honor bound to/ obey, as a salaried officer--. <text:s/>Yes, let me </text:span><text:soft-page-break/><text:span text:style-name="T7">rejoice with/ you, dear Brothers and sisters, that I have tried, at least,/</text:span></text:p>
      <text:p text:style-name="P9"><text:span text:style-name="T7"/></text:p>
      <text:p text:style-name="P9"><text:span text:style-name="T7">[Page 9]</text:span></text:p>
      <text:p text:style-name="P9"><text:span text:style-name="T7">to be alive to the interests of our holy inheritance,/ that I have not fallen asleep at my post, nor have/ I deserted it, to run headlong after the paltry pelf/ which allures and debases. <text:s/>Let me rejoice that if I have/ not succeeded in setting the hearts of my American/ coreligionists all ablaze with religious ardor, I have,/ at all events, prevented the light of our faith from being/ extinguished from the midst of this Congregation./ <text:s/>To you, O youths, I owe my thanks, for the good/ name, I flatter myself, to have won,--and which is/ to me and mine infinitely more precious than rubies,/ to you, because an eager wish to retain Israel's sons and/ daughters in the sacred fold, </text:span><text:span text:style-name="T4">supp</text:span><text:span text:style-name="T7"> spurred me to action./ <text:s/>May you be found in it, glorying in the belief of your/ fathers, when the voice which now speaks shall have/ been hushed in the cold grave. <text:s/>To you also, aged/ Jews and Jewesses, my gratitude is due. <text:s/>For, when on/ the Sabbath "Ki Tissa" of the year 5611, you looked/ favorably upon a trembling stranger, young and inexpe-/-rienced, you endowed him with strength to carry out/ a maternal wish and a filial promise. <text:s/>May blessings/ flow down upon you, perennially, from the Rock of all ages./</text:span></text:p>
      <text:p text:style-name="P9"><text:span text:style-name="T7"/></text:p>
      <text:p text:style-name="P9"><text:span text:style-name="T7">[Page 10]</text:span></text:p>
      <text:p text:style-name="P9"><text:span text:style-name="T7">May in each of you be verified the sentence of the good/ old book "Length of days, and years of life, and peace/ shall be added to thee."</text:span></text:p>
      <text:p text:style-name="P9"><text:span text:style-name="T7">O everlasting Lord, whose appellation is "Adona</text:span><text:span text:style-name="T8">ï</text:span><text:span text:style-name="T9"> Shalom,"/ Set Peace as the sentinel of the homes of all the people,/ and of this Dwelling-place, the centre of their brother-/-hood. <text:s/>Let Thine eyes be open upon a residue of/ Thy tribes, and upon the spot, whence their joint sup-/-plications ascend Thy throne, as the ancient burnt-/offerings. <text:s/>Bid the Spirit of Union be the tutelary/ angel of both the Sanctuary and of them that worship/ therein. <text:s/>Increase the number of the latter, and en-/-hance the glory of the former by the solemnity and the/ decorum reigning within its courts. <text:s/>Grant O Lord!/ that Israel of America--sensible of their common descent and/ identity with all the outcasts of Judea, may declare them-/-selves thy covenant-children, even until the feet of/ him that bringeth good tidings, and publisheth salvation,/ shall tread mount Zion. <text:s/>But grant that there/ may arise, now and ever from our midst, a spontaneous/</text:span></text:p>
      <text:p text:style-name="P9"><text:span text:style-name="T9"/></text:p>
      <text:p text:style-name="P9"><text:span text:style-name="T9">[Page 11]</text:span></text:p>
      <text:p text:style-name="P9"><text:span text:style-name="T9">outburst of feelings, finding expression in/ the words elicited by the prophet Elijah at/ Carmel, and which we hope to repeat with our/ last breath" Adona</text:span><text:span text:style-name="T8">ï</text:span><text:span text:style-name="T9"> hoo hahelohim, Adona</text:span><text:span text:style-name="T8">ï</text:span><text:span text:style-name="T9"> hoo/ habelohim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4:03:23.58</meta:creation-date>
    <dc:date>2012-09-27T14:55:39.18</dc:date>
    <dc:creator>Penn Libraries</dc:creator>
    <meta:editing-duration>PT00H00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6" meta:word-count="2315" meta:character-count="13696"/>
  </office:meta>
</office:document-meta>
</file>